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 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754cm" fo:margin-left="-0.51cm" table:align="left"/>
    </style:style>
    <style:style style:name="Tableau2.A" style:family="table-column">
      <style:table-column-properties style:column-width="10.031cm"/>
    </style:style>
    <style:style style:name="Tableau2.B" style:family="table-column">
      <style:table-column-properties style:column-width="9.723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9.754cm" fo:margin-left="-0.51cm" table:align="left"/>
    </style:style>
    <style:style style:name="Tableau3.A" style:family="table-column">
      <style:table-column-properties style:column-width="11.202cm"/>
    </style:style>
    <style:style style:name="Tableau3.B" style:family="table-column">
      <style:table-column-properties style:column-width="8.55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4.209cm"/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9.754cm" fo:margin-left="-0.51cm" table:align="left"/>
    </style:style>
    <style:style style:name="Tableau4.A" style:family="table-column">
      <style:table-column-properties style:column-width="12.203cm"/>
    </style:style>
    <style:style style:name="Tableau4.B" style:family="table-column">
      <style:table-column-properties style:column-width="7.551cm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9.754cm" fo:margin-left="-0.51cm" table:align="left"/>
    </style:style>
    <style:style style:name="Tableau5.A" style:family="table-column">
      <style:table-column-properties style:column-width="11.702cm"/>
    </style:style>
    <style:style style:name="Tableau5.B" style:family="table-column">
      <style:table-column-properties style:column-width="8.052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9.754cm" fo:margin-left="-0.51cm" table:align="left"/>
    </style:style>
    <style:style style:name="Tableau6.A" style:family="table-column">
      <style:table-column-properties style:column-width="11.702cm"/>
    </style:style>
    <style:style style:name="Tableau6.B" style:family="table-column">
      <style:table-column-properties style:column-width="8.052cm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9.754cm" fo:margin-left="-0.51cm" table:align="left"/>
    </style:style>
    <style:style style:name="Tableau7.A" style:family="table-column">
      <style:table-column-properties style:column-width="11.702cm"/>
    </style:style>
    <style:style style:name="Tableau7.B" style:family="table-column">
      <style:table-column-properties style:column-width="8.052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7.2" style:family="table-row">
      <style:table-row-properties style:min-row-height="4.177cm"/>
    </style:style>
    <style:style style:name="Tableau8" style:family="table">
      <style:table-properties style:width="19.754cm" fo:margin-left="-0.51cm" table:align="left"/>
    </style:style>
    <style:style style:name="Tableau8.A" style:family="table-column">
      <style:table-column-properties style:column-width="11.702cm"/>
    </style:style>
    <style:style style:name="Tableau8.B" style:family="table-column">
      <style:table-column-properties style:column-width="8.052cm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9.754cm" fo:margin-left="-0.51cm" table:align="left"/>
    </style:style>
    <style:style style:name="Tableau9.A" style:family="table-column">
      <style:table-column-properties style:column-width="11.702cm"/>
    </style:style>
    <style:style style:name="Tableau9.B" style:family="table-column">
      <style:table-column-properties style:column-width="8.052cm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9.703cm" fo:margin-left="-0.51cm" table:align="left"/>
    </style:style>
    <style:style style:name="Tableau10.A" style:family="table-column">
      <style:table-column-properties style:column-width="19.703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0.2" style:family="table-row">
      <style:table-row-properties style:min-row-height="4.253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1pt" style:font-size-asian="9.60000038146973pt" style:font-name-complex="Arial" style:font-size-complex="11pt"/>
    </style:style>
    <style:style style:name="P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7" style:family="paragraph" style:parent-style-name="Normal">
      <style:paragraph-properties fo:margin-top="0cm" fo:margin-bottom="0cm" loext:contextual-spacing="false"/>
      <style:text-properties fo:color="#000000" style:font-name="Arial" fo:font-size="12pt" style:font-size-asian="12pt" style:font-name-complex="Arial" style:font-size-complex="12pt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/>
    </style:style>
    <style:style style:name="P9" style:family="paragraph" style:parent-style-name="Normal">
      <style:paragraph-properties fo:margin-top="0cm" fo:margin-bottom="0cm" loext:contextual-spacing="false"/>
      <style:text-properties fo:color="#000000" style:font-name="Arial" fo:font-size="10pt" style:font-size-asian="10pt" style:font-name-complex="Arial" style:font-size-complex="10pt"/>
    </style:style>
    <style:style style:name="P10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11" style:family="paragraph" style:parent-style-name="Normal">
      <style:paragraph-properties fo:margin-top="0cm" fo:margin-bottom="0cm" loext:contextual-spacing="false" fo:line-height="100%"/>
      <style:text-properties fo:color="#000000" style:font-name="Arial" style:font-name-complex="Arial"/>
    </style:style>
    <style:style style:name="P12" style:family="paragraph" style:parent-style-name="Normal">
      <style:paragraph-properties fo:margin-top="0cm" fo:margin-bottom="0cm" loext:contextual-spacing="false" fo:line-height="100%"/>
    </style:style>
    <style:style style:name="P13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5" style:family="paragraph" style:parent-style-name="Normal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P16" style:family="paragraph" style:parent-style-name="Normal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18" style:family="paragraph" style:parent-style-name="Normal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19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/>
    </style:style>
    <style:style style:name="P2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Normal">
      <style:paragraph-properties fo:margin-top="0cm" fo:margin-bottom="0cm" loext:contextual-spacing="false" fo:line-height="100%"/>
      <style:text-properties style:font-name="Arial" fo:font-size="10pt" style:font-size-asian="10pt" style:font-name-complex="Arial" style:font-size-complex="10pt"/>
    </style:style>
    <style:style style:name="P23" style:family="paragraph" style:parent-style-name="Normal">
      <style:paragraph-properties fo:margin-top="0cm" fo:margin-bottom="0cm" loext:contextual-spacing="false"/>
      <style:text-properties fo:color="#ff0000" style:font-name="Arial" fo:language="en" fo:country="US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fo:color="#ff0000" style:font-name="Arial" style:font-name-complex="Arial"/>
    </style:style>
    <style:style style:name="P25" style:family="paragraph" style:parent-style-name="Normal">
      <style:paragraph-properties fo:margin-top="0cm" fo:margin-bottom="0cm" loext:contextual-spacing="false"/>
      <style:text-properties fo:text-transform="uppercase" style:font-name="Arial" fo:font-size="14pt" fo:language="en" fo:country="US" style:font-size-asian="14pt" style:font-name-complex="Arial" style:font-size-complex="14pt"/>
    </style:style>
    <style:style style:name="P26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4pt" style:font-size-asian="14pt" style:font-name-complex="Arial" style:font-size-complex="14pt" style:font-weight-complex="bold"/>
    </style:style>
    <style:style style:name="P27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501cm" style:auto-text-indent="false"/>
    </style:style>
    <style:style style:name="P29" style:family="paragraph" style:parent-style-name="Normal">
      <style:paragraph-properties fo:margin-top="0.106cm" fo:margin-bottom="0cm" loext:contextual-spacing="false"/>
      <style:text-properties fo:color="#000000" style:font-name="Arial" fo:font-size="12pt" style:font-size-asian="12pt" style:font-name-complex="Arial" style:font-size-complex="12pt"/>
    </style:style>
    <style:style style:name="P30" style:family="paragraph" style:parent-style-name="Normal">
      <style:paragraph-properties fo:margin-top="0.106cm" fo:margin-bottom="0cm" loext:contextual-spacing="false"/>
      <style:text-properties fo:color="#000000" style:font-name="Arial" style:font-name-complex="Arial"/>
    </style:style>
    <style:style style:name="P31" style:family="paragraph" style:parent-style-name="Normal">
      <style:paragraph-properties fo:margin-left="0cm" fo:margin-right="0cm" fo:margin-top="0cm" fo:margin-bottom="0cm" loext:contextual-spacing="false" fo:text-indent="8.811cm" style:auto-text-indent="false"/>
      <style:text-properties fo:color="#000000" style:font-name="Arial" fo:font-size="12pt" style:font-size-asian="12pt" style:font-name-complex="Arial" style:font-size-complex="12pt"/>
    </style:style>
    <style:style style:name="P32" style:family="paragraph" style:parent-style-name="Normal">
      <style:paragraph-properties fo:margin-top="0cm" fo:margin-bottom="0.106cm" loext:contextual-spacing="false" fo:line-height="100%"/>
    </style:style>
    <style:style style:name="P33" style:family="paragraph" style:parent-style-name="Normal">
      <style:paragraph-properties fo:margin-top="0cm" fo:margin-bottom="0cm" loext:contextual-spacing="false"/>
      <style:text-properties fo:color="#ff0000" style:font-name="Arial" fo:language="en" fo:country="US" style:font-name-complex="Arial"/>
    </style:style>
    <style:style style:name="P34" style:family="paragraph" style:parent-style-name="Normal">
      <style:paragraph-properties fo:margin-top="0cm" fo:margin-bottom="0cm" loext:contextual-spacing="false"/>
      <style:text-properties fo:color="#ff0000" style:font-name="Arial" style:font-name-complex="Arial"/>
    </style:style>
    <style:style style:name="P35" style:family="paragraph" style:parent-style-name="Paragraphe_20_de_20_liste" style:list-style-name="L1">
      <style:paragraph-properties fo:margin-left="1.259cm" fo:margin-right="0cm" fo:margin-top="0cm" fo:margin-bottom="0cm" loext:contextual-spacing="false" style:line-height-at-least="0.101cm" fo:text-indent="-0.63cm" style:auto-text-indent="false" style:writing-mode="lr-tb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language-asian="fr" style:country-asian="FR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fo:color="#000000"/>
    </style:style>
    <style:style style:name="T8" style:family="text">
      <style:text-properties fo:color="#000000" style:font-name="Arial" fo:font-size="12pt" style:font-size-asian="12pt" style:font-name-complex="Arial" style:font-size-complex="12pt"/>
    </style:style>
    <style:style style:name="T9" style:family="text">
      <style:text-properties fo:color="#000000" style:font-name="Arial" style:font-name-complex="Arial"/>
    </style:style>
    <style:style style:name="T10" style:family="text">
      <style:text-properties style:font-name-asian="Times New Roman" style:language-asian="fr" style:country-asian="FR" style:font-name-complex="Tahoma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text:list-style style:name="L1">
      <text:list-level-style-bullet text:level="1" text:style-name="WW_5f_CharLFO38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8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8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8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8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8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8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8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span text:style-name="Police_20_par_20_défaut"><text:span text:style-name="T7"><draw:frame draw:style-name="fr2" draw:name="Object 1" text:anchor-type="as-char" svg:y="0cm" svg:width="2.381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    </table:table-cell>
          <table:table-cell table:style-name="Tableau1.A1" office:value-type="string">
            <text:p text:style-name="P6">TP4 : exercices sur les tuples</text:p>
            <text:p text:style-name="P6">et les listes</text:p>
          </table:table-cell>
          <table:table-cell table:style-name="Tableau1.A1" office:value-type="string">
            <text:p text:style-name="P13"><text:span text:style-name="Police_20_par_20_défaut"><text:span text:style-name="T10"><draw:frame draw:style-name="fr2" draw:name="Object 2" text:anchor-type="as-char" svg:y="0cm" svg:width="1.746cm" style:rel-width="scale" svg:height="2.09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span></text:span></text:p>
          </table:table-cell>
        </table:table-row>
      </table:table>
      <text:p text:style-name="P14"/>
      <text:p text:style-name="P26">A l’aide de la fiche de synthèse sur les tuples et les listes, établir l’algorithme des différents exercices ci-dessous puis valider votre programme en langage python.</text:p>
      <text:p text:style-name="P15"/>
      <text:p text:style-name="P16">Exercice 1</text:p>
      <text:p text:style-name="P17"/>
      <text:p text:style-name="P28"><text:span text:style-name="Police_20_par_20_défaut"><text:span text:style-name="T6">Écrire une fonction qui affiche le contenu d’un tuple </text:span></text:span><text:span text:style-name="Police_20_par_20_défaut"><text:span text:style-name="T8">comprenant le prenom, nom, adresse, codePostal, ville.</text:span></text:span></text:p>
      <text:p text:style-name="P1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Algorithme pseudo-code</text:p>
          </table:table-cell>
          <table:table-cell table:style-name="Tableau2.A1" office:value-type="string">
            <text:p text:style-name="P20">Code Python</text:p>
          </table:table-cell>
        </table:table-row>
        <table:table-row>
          <table:table-cell table:style-name="Tableau2.A2" office:value-type="string">
            <text:p text:style-name="P29">Fonction afficheTuple(tuple) </text:p>
            <text:p text:style-name="P7"><text:tab/>prenom,nom,adresse,codePostal,ville←tuple</text:p>
            <text:p text:style-name="P8"><text:tab/>print('prenom :',prenom)</text:p>
            <text:p text:style-name="P8"><text:s text:c="4"/><text:tab/>print('nom :',nom)</text:p>
            <text:p text:style-name="P8"><text:tab/>print('adresse :',adresse)</text:p>
            <text:p text:style-name="P8"><text:tab/>print('code postal :',codePostal)</text:p>
            <text:p text:style-name="P8"><text:tab/>print('ville :',ville)</text:p>
            <text:p text:style-name="P7"/>
            <text:p text:style-name="P31"/>
            <text:p text:style-name="P8">tuple←('bruce','wayne','3 impasse de la chauve souris',72000,'le mans')</text:p>
            <text:p text:style-name="P32"><text:span text:style-name="Police_20_par_20_défaut"><text:span text:style-name="T8">afficheTuple(tuple)</text:span></text:span></text:p>
          </table:table-cell>
          <table:table-cell table:style-name="Tableau2.B2" office:value-type="string">
            <text:p text:style-name="P23">def afficheTuple(tuple):</text:p>
            <text:p text:style-name="P23"><text:s text:c="4"/>prenom, nom, adresse, code, ville = tuple</text:p>
            <text:p text:style-name="P23"><text:s text:c="4"/>print(prenom)</text:p>
            <text:p text:style-name="P23"><text:s text:c="4"/>print(nom)</text:p>
            <text:p text:style-name="P23"><text:s text:c="4"/>print(adresse)</text:p>
            <text:p text:style-name="P23"><text:s text:c="4"/>print(code)</text:p>
            <text:p text:style-name="P23"><text:s text:c="4"/>print(ville)</text:p>
            <text:p text:style-name="P23"/>
            <text:p text:style-name="P23">tuple=("Georges", "Weasley", "Terrier", "999", "Magicland")</text:p>
            <text:p text:style-name="P23">afficheTuple(tuple)</text:p>
          </table:table-cell>
        </table:table-row>
      </table:table>
      <text:p text:style-name="P25"/>
      <text:p text:style-name="P16">Exercice 2</text:p>
      <text:p text:style-name="P17"/>
      <text:p text:style-name="P27">Soit la droite affine y = a * x + b. Écrire une fonction qui calcule la valeur de y du point appartenant à la droite pour x = 2. Le coefficient a (coefficient directeur) et le coefficient b (ordonnée à l’origine) sont stockés dans un tuple (coefficientsDroite). Le tuple et la valeur de x sont passés en paramètres à la fonction.</text:p>
      <text:p text:style-name="P1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Algorithme pseudo-code</text:p>
          </table:table-cell>
          <table:table-cell table:style-name="Tableau3.A1" office:value-type="string">
            <text:p text:style-name="P20">Code Python</text:p>
          </table:table-cell>
        </table:table-row>
        <table:table-row table:style-name="Tableau3.2">
          <table:table-cell table:style-name="Tableau3.A2" office:value-type="string">
            <text:p text:style-name="P29">Fonction calcul(x en décimal, coefficientsDroite en tuple) </text:p>
            <text:p text:style-name="P7"><text:tab/>a, b←coefficientsDroite</text:p>
            <text:p text:style-name="P7"><text:tab/>y←a*x+b</text:p>
            <text:p text:style-name="P7"><text:tab/>retourner y</text:p>
            <text:p text:style-name="P31"/>
            <text:p text:style-name="P8">coefficients←(2,1)</text:p>
            <text:p text:style-name="P12"><text:span text:style-name="Police_20_par_20_défaut"><text:span text:style-name="T9">afficher("La valeur de y pour x=2 est: y=",calcul(2,coefficients))</text:span></text:span></text:p>
          </table:table-cell>
          <table:table-cell table:style-name="Tableau3.B2" office:value-type="string">
            <text:p text:style-name="P24">def calcul(x, coefficient):</text:p>
            <text:p text:style-name="P24"><text:s text:c="4"/>m,p=coefficient</text:p>
            <text:p text:style-name="P24"><text:s text:c="4"/>y=m*x+p</text:p>
            <text:p text:style-name="P24"><text:s text:c="4"/>return y</text:p>
            <text:p text:style-name="P24"/>
            <text:p text:style-name="P24">coefficients=(-2,1)</text:p>
            <text:p text:style-name="P24"/>
            <text:p text:style-name="P24">print("La valeur de y pour x=2 est: y=",calcul(2,coefficients))</text:p>
          </table:table-cell>
        </table:table-row>
      </table:table>
      <text:p text:style-name="P19"/>
      <text:p text:style-name="P4"/>
      <text:p text:style-name="P16">Exercice 3</text:p>
      <text:p text:style-name="P17"/>
      <text:p text:style-name="P27">Écrire une fonction qui calcule la distance euclidienne entre deux points A et B. Les coordonnées des deux points sont stockées chacun dans un tuple. Les 2 tuples sont passés en paramètres à la fonction.</text:p>
      <text:p text:style-name="P1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Algorithme pseudo-code</text:p>
          </table:table-cell>
          <table:table-cell table:style-name="Tableau4.A1" office:value-type="string">
            <text:p text:style-name="P20">Code Python</text:p>
          </table:table-cell>
        </table:table-row>
        <table:table-row>
          <table:table-cell table:style-name="Tableau4.A1" office:value-type="string">
            <text:p text:style-name="P29">Importer depuis la bibliothèque math la fonction sqrt</text:p>
            <text:p text:style-name="P9">Fonction distance(ptA un tuple, ptB un tuple) retour d’une valeur en décimal </text:p>
            <text:p text:style-name="P11"><text:tab/> <text:s text:c="3"/>xA,yA←ptA</text:p>
            <text:p text:style-name="P11"><text:tab/> <text:s text:c="3"/>xB,yB←ptB</text:p>
            <text:p text:style-name="P11"><text:tab/> <text:s text:c="3"/>AB←sqrt((xB-xA)²+(yB-yA)²)</text:p>
            <text:p text:style-name="P11"><text:tab/> <text:s text:c="3"/>retourner AB</text:p>
            <text:p text:style-name="P31"/>
            <text:p text:style-name="P11">pointA←(1,1)</text:p>
            <text:p text:style-name="P11">pointB←(2,2)</text:p>
            <text:p text:style-name="P32"><text:span text:style-name="Police_20_par_20_défaut"><text:span text:style-name="T9">afficher(distance(pointA,pointB))</text:span></text:span></text:p>
          </table:table-cell>
          <table:table-cell table:style-name="Tableau4.A1" office:value-type="string">
            <text:p text:style-name="P24">from math import sqrt</text:p>
            <text:p text:style-name="P24">def calcul_distance(A,B):</text:p>
            <text:p text:style-name="P24"><text:s text:c="4"/>xA,yA=A</text:p>
            <text:p text:style-name="P24"><text:s text:c="4"/>xB,yB=B</text:p>
            <text:p text:style-name="P24"><text:s text:c="4"/>dist=sqrt((xA-xB)**2+(yA-yB)**2)</text:p>
            <text:p text:style-name="P24"><text:s text:c="4"/>return dist</text:p>
            <text:p text:style-name="P24"/>
            <text:p text:style-name="P24">pointA=(1,1)</text:p>
            <text:p text:style-name="P24">pointB=(5,4)</text:p>
            <text:p text:style-name="P24">print(calcul_distance(pointA,pointB))</text:p>
          </table:table-cell>
        </table:table-row>
      </table:table>
      <text:p text:style-name="P19"/>
      <text:p text:style-name="P16">Exercice 4</text:p>
      <text:p text:style-name="P17"/>
      <text:p text:style-name="P27">Écrire une fonction qui recherche la valeur minimale dans une liste. La liste est passée en paramètre à la fonction.</text:p>
      <text:p text:style-name="P1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Algorithme pseudo-code</text:p>
          </table:table-cell>
          <table:table-cell table:style-name="Tableau5.A1" office:value-type="string">
            <text:p text:style-name="P20">Code Python</text:p>
          </table:table-cell>
        </table:table-row>
        <table:table-row>
          <table:table-cell table:style-name="Tableau5.A1" office:value-type="string">
            <text:p text:style-name="P30">Fonction rechercheMin(liste) retourne une valeur décimale</text:p>
            <text:p text:style-name="P10"><text:tab/>min ← Liste[0]</text:p>
            <text:p text:style-name="P10"><text:tab/>Pour indice de 1 à longueur(Liste) -1</text:p>
            <text:p text:style-name="P10"><text:tab/><text:tab/>si liste[indice] &lt; min alors</text:p>
            <text:p text:style-name="P10"><text:tab/><text:tab/><text:tab/>min ← Liste[indice]</text:p>
            <text:p text:style-name="P10"><text:tab/><text:tab/>Fin si</text:p>
            <text:p text:style-name="P10"><text:tab/>Fin pour</text:p>
            <text:p text:style-name="P10"><text:tab/>Retourner min</text:p>
            <text:p text:style-name="P10">lst←[20,8,9,2,35,49]</text:p>
            <text:p text:style-name="P32"><text:span text:style-name="Police_20_par_20_défaut"><text:span text:style-name="T9">afficher(rechercheMin(lst))</text:span></text:span></text:p>
          </table:table-cell>
          <table:table-cell table:style-name="Tableau5.A1" office:value-type="string">
            <text:p text:style-name="P24">def min(liste):</text:p>
            <text:p text:style-name="P24"><text:s text:c="4"/>min=liste[0]</text:p>
            <text:p text:style-name="P24"><text:s text:c="4"/>for i in range(len(liste)):</text:p>
            <text:p text:style-name="P24"/>
            <text:p text:style-name="P24"><text:s text:c="8"/>if min&gt;liste[i]:</text:p>
            <text:p text:style-name="P24"><text:s text:c="12"/>min=liste[i]</text:p>
            <text:p text:style-name="P24"/>
            <text:p text:style-name="P24"><text:s text:c="4"/>return min</text:p>
            <text:p text:style-name="P24"/>
            <text:p text:style-name="P24">liste=[23,151,32,45,321,5,454,314]</text:p>
            <text:p text:style-name="P24">print(min(liste))</text:p>
          </table:table-cell>
        </table:table-row>
      </table:table>
      <text:p text:style-name="P19"/>
      <text:p text:style-name="P4"/>
      <text:p text:style-name="P16">Exercice 5</text:p>
      <text:p text:style-name="P17"/>
      <text:p text:style-name="P27">Écrire une fonction qui recherche la valeur maximale dans une liste. La liste est passée en paramètre à la fonction.</text:p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">Algorithme pseudo-code</text:p>
          </table:table-cell>
          <table:table-cell table:style-name="Tableau6.A1" office:value-type="string">
            <text:p text:style-name="P20">Code Python</text:p>
          </table:table-cell>
        </table:table-row>
        <table:table-row>
          <table:table-cell table:style-name="Tableau6.A1" office:value-type="string">
            <text:p text:style-name="P30">Fonction rechercheMax(liste) retourne une valeur décimale</text:p>
            <text:p text:style-name="P10"><text:tab/>max ← Liste[0]</text:p>
            <text:p text:style-name="P10"><text:tab/>#a compléter</text:p>
            <text:p text:style-name="P10"/>
            <text:p text:style-name="P10"/>
            <text:p text:style-name="P10"><text:tab/>Retourner max</text:p>
            <text:p text:style-name="P10">lst←[20,8,9,2,35,49]</text:p>
            <text:p text:style-name="P32"><text:span text:style-name="Police_20_par_20_défaut"><text:span text:style-name="T9">afficher(rechercheMax(lst))</text:span></text:span></text:p>
          </table:table-cell>
          <table:table-cell table:style-name="Tableau6.A1" office:value-type="string">
            <text:p text:style-name="P24">def max(liste):</text:p>
            <text:p text:style-name="P24"><text:s text:c="4"/>max=liste[0]</text:p>
            <text:p text:style-name="P24"><text:s text:c="4"/>for i in range(len(liste)):</text:p>
            <text:p text:style-name="P24"/>
            <text:p text:style-name="P24"><text:s text:c="8"/>if max&lt;liste[i]:</text:p>
            <text:p text:style-name="P24"><text:s text:c="12"/>max=liste[i]</text:p>
            <text:p text:style-name="P24"/>
            <text:p text:style-name="P24"><text:s text:c="4"/>return max</text:p>
            <text:p text:style-name="P24"/>
            <text:p text:style-name="P24">liste=[23,151,32,45,321,5,454,314]</text:p>
            <text:p text:style-name="P24">print(max(liste))</text:p>
          </table:table-cell>
        </table:table-row>
      </table:table>
      <text:p text:style-name="P19"/>
      <text:p text:style-name="P19"/>
      <text:p text:style-name="P16">Exercice 6</text:p>
      <text:p text:style-name="P17"/>
      <text:p text:style-name="P27">Écrire une fonction qui calcule la somme des nombres contenu dans une liste. La liste est passée en paramètre à la fonction.</text:p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0">Algorithme pseudo-code</text:p>
          </table:table-cell>
          <table:table-cell table:style-name="Tableau7.A1" office:value-type="string">
            <text:p text:style-name="P20">Code Python</text:p>
          </table:table-cell>
        </table:table-row>
        <table:table-row table:style-name="Tableau7.2">
          <table:table-cell table:style-name="Tableau7.A1" office:value-type="string">
            <text:p text:style-name="P30">Fonction somme(liste) retourne une valeur décimale</text:p>
            <text:p text:style-name="P10"><text:tab/>total ← 0</text:p>
            <text:p text:style-name="P10"><text:tab/>#a compléter</text:p>
            <text:p text:style-name="P10"/>
            <text:p text:style-name="P10"/>
            <text:p text:style-name="P10"><text:tab/>Retourner total</text:p>
            <text:p text:style-name="P10">lst←[20,8,9,2,35,49]</text:p>
            <text:p text:style-name="P32"><text:span text:style-name="Police_20_par_20_défaut"><text:span text:style-name="T9">afficher(somme(lst))</text:span></text:span></text:p>
          </table:table-cell>
          <table:table-cell table:style-name="Tableau7.A1" office:value-type="string">
            <text:p text:style-name="P24">def somme(liste):</text:p>
            <text:p text:style-name="P24"><text:s text:c="4"/>somme=0</text:p>
            <text:p text:style-name="P24"><text:s text:c="4"/>for i in range(len(liste)):</text:p>
            <text:p text:style-name="P24"><text:s text:c="8"/>somme+=liste[i]</text:p>
            <text:p text:style-name="P24"/>
            <text:p text:style-name="P24"><text:s text:c="4"/>return somme</text:p>
            <text:p text:style-name="P24"/>
            <text:p text:style-name="P24">liste=[15,351,18,13,546,15]</text:p>
            <text:p text:style-name="P24">print(somme(liste))</text:p>
          </table:table-cell>
        </table:table-row>
      </table:table>
      <text:p text:style-name="P19"/>
      <text:p text:style-name="P5"/>
      <text:p text:style-name="P16">Exercice 7</text:p>
      <text:p text:style-name="P21"/>
      <text:p text:style-name="P27">Écrire une fonction qui calcule la moyenne des nombres contenu dans une liste. La liste est passée en paramètre à la fonction.</text:p>
      <text:p text:style-name="P2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0">Algorithme pseudo-code</text:p>
          </table:table-cell>
          <table:table-cell table:style-name="Tableau8.A1" office:value-type="string">
            <text:p text:style-name="P20">Code Python</text:p>
          </table:table-cell>
        </table:table-row>
        <table:table-row>
          <table:table-cell table:style-name="Tableau8.A1" office:value-type="string">
            <text:p text:style-name="P30">Fonction moyenneVersion1(liste) retourne une valeur décimale</text:p>
            <text:p text:style-name="P10"><text:tab/>total ← 0</text:p>
            <text:p text:style-name="P10"><text:tab/>#a compléter</text:p>
            <text:p text:style-name="P10"/>
            <text:p text:style-name="P10"/>
            <text:p text:style-name="P10"><text:tab/>Retourner moy</text:p>
            <text:p text:style-name="P10">lst←[20,8,9,2,35,49]</text:p>
            <text:p text:style-name="P32"><text:span text:style-name="Police_20_par_20_défaut"><text:span text:style-name="T9">afficher(moyenneVersion1(lst))</text:span></text:span></text:p>
          </table:table-cell>
          <table:table-cell table:style-name="Tableau8.A1" office:value-type="string">
            <text:p text:style-name="P24">def moyenne(liste):</text:p>
            <text:p text:style-name="P24"><text:s text:c="4"/>somme=0</text:p>
            <text:p text:style-name="P24"><text:s text:c="4"/>for i in range(len(liste)):</text:p>
            <text:p text:style-name="P24"><text:s text:c="8"/>somme+=liste[i]</text:p>
            <text:p text:style-name="P24"><text:s text:c="4"/>moyenne=float(somme)/len(liste)</text:p>
            <text:p text:style-name="P24"><text:s text:c="4"/>return moyenne</text:p>
            <text:p text:style-name="P24"/>
            <text:p text:style-name="P24">liste=[15,351,18,13,546,15]</text:p>
            <text:p text:style-name="P24">print(moyenne(liste))</text:p>
          </table:table-cell>
        </table:table-row>
      </table:table>
      <text:p text:style-name="P19"/>
      <text:p text:style-name="P16">Exercice 8</text:p>
      <text:p text:style-name="P21"/>
      <text:p text:style-name="P27">Écrire une fonction qui calcule la moyenne des nombres contenu dans une liste en utilisant la fonction somme de l’exercice 6. La liste est passée en paramètre à la fonction.</text:p>
      <text:p text:style-name="P2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0">Algorithme pseudo-code</text:p>
          </table:table-cell>
          <table:table-cell table:style-name="Tableau9.A1" office:value-type="string">
            <text:p text:style-name="P20">Code Python</text:p>
          </table:table-cell>
        </table:table-row>
        <table:table-row>
          <table:table-cell table:style-name="Tableau9.A1" office:value-type="string">
            <text:p text:style-name="P30">Fonction moyenneVersion2(liste) retourne une valeur décimale</text:p>
            <text:p text:style-name="P11"><text:tab/> moy←somme(liste)/longueur(liste)</text:p>
            <text:p text:style-name="P10"><text:tab/>Retourner moy</text:p>
            <text:p text:style-name="P10">lst←[20,8,9,2,35,49]</text:p>
            <text:p text:style-name="P32"><text:span text:style-name="Police_20_par_20_défaut"><text:span text:style-name="T9">afficher(moyenneVersion2 (lst))</text:span></text:span></text:p>
          </table:table-cell>
          <table:table-cell table:style-name="Tableau9.A1" office:value-type="string">
            <text:p text:style-name="P24">def somme(liste):</text:p>
            <text:p text:style-name="P24"><text:s text:c="4"/>somme=0</text:p>
            <text:p text:style-name="P24"><text:s text:c="4"/>for i in range(len(liste)):</text:p>
            <text:p text:style-name="P24"><text:s text:c="8"/>somme+=liste[i]</text:p>
            <text:p text:style-name="P24"/>
            <text:p text:style-name="P24"><text:s text:c="4"/>return somme</text:p>
            <text:p text:style-name="P24"/>
            <text:p text:style-name="P24">def moyenne(liste):</text:p>
            <text:p text:style-name="P24"/>
            <text:p text:style-name="P24"><text:s text:c="4"/>moyenne=float(somme(liste))/len(liste)</text:p>
            <text:p text:style-name="P24"><text:s text:c="4"/>return moyenne</text:p>
            <text:p text:style-name="P24"/>
            <text:p text:style-name="P24">liste=[15,351,18,13,546,15]</text:p>
            <text:p text:style-name="P24">print(moyenne(liste))</text:p>
          </table:table-cell>
        </table:table-row>
      </table:table>
      <text:p text:style-name="P18"/>
      <text:p text:style-name="P16">Exercice 9</text:p>
      <text:p text:style-name="P21"/>
      <text:p text:style-name="P28"><text:span text:style-name="Police_20_par_20_défaut"><text:span text:style-name="T6">Écrire une fonction qui effectue la recherche min et max ainsi que le calcul de la moyenne. Votre fonction </text:span></text:span><text:span text:style-name="Police_20_par_20_défaut"><text:span text:style-name="T8">nommée rechercheMaxMinMoyenne retourne</text:span></text:span><text:span text:style-name="Police_20_par_20_défaut"><text:span text:style-name="T6"> un tuple contenant le résultat des trois traitements suivants :</text:span></text:span></text:p>
      <text:list xml:id="list1255044490" text:style-name="L1">
        <text:list-item>
          <text:p text:style-name="P35">Recherche du minimum ;</text:p>
        </text:list-item>
        <text:list-item>
          <text:p text:style-name="P35">Recherche du maximum ;</text:p>
        </text:list-item>
        <text:list-item>
          <text:p text:style-name="P35">Calcul de la moyenne ;</text:p>
        </text:list-item>
      </text:list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0">Code Python</text:p>
          </table:table-cell>
        </table:table-row>
        <text:soft-page-break/>
        <table:table-row table:style-name="Tableau10.2">
          <table:table-cell table:style-name="Tableau10.A1" office:value-type="string">
            <text:p text:style-name="P24">def somme(liste):</text:p>
            <text:p text:style-name="P24"><text:s text:c="4"/>somme=0</text:p>
            <text:p text:style-name="P24"><text:s text:c="4"/>for i in range(len(liste)):</text:p>
            <text:p text:style-name="P24"><text:s text:c="8"/>somme+=liste[i]</text:p>
            <text:p text:style-name="P24"/>
            <text:p text:style-name="P24"><text:s text:c="4"/>return somme</text:p>
            <text:p text:style-name="P24"/>
            <text:p text:style-name="P24">def moyenne(liste):</text:p>
            <text:p text:style-name="P24"/>
            <text:p text:style-name="P24"><text:s text:c="4"/>moyenne=float(somme(liste))/len(liste)</text:p>
            <text:p text:style-name="P24"><text:s text:c="4"/>return moyenne</text:p>
            <text:p text:style-name="P24"/>
            <text:p text:style-name="P24">def max(liste):</text:p>
            <text:p text:style-name="P24"><text:s text:c="4"/>max=liste[0]</text:p>
            <text:p text:style-name="P24"><text:s text:c="4"/>for i in range(len(liste)):</text:p>
            <text:p text:style-name="P24"/>
            <text:p text:style-name="P24"><text:s text:c="8"/>if max&lt;liste[i]:</text:p>
            <text:p text:style-name="P24"><text:s text:c="12"/>max=liste[i]</text:p>
            <text:p text:style-name="P24"/>
            <text:p text:style-name="P24"><text:s text:c="4"/>return max</text:p>
            <text:p text:style-name="P24"/>
            <text:p text:style-name="P24">def min(liste):</text:p>
            <text:p text:style-name="P24"><text:s text:c="4"/>min=liste[0]</text:p>
            <text:p text:style-name="P24"><text:s text:c="4"/>for i in range(len(liste)):</text:p>
            <text:p text:style-name="P24"/>
            <text:p text:style-name="P24"><text:s text:c="8"/>if min&gt;liste[i]:</text:p>
            <text:p text:style-name="P24"><text:s text:c="12"/>min=liste[i]</text:p>
            <text:p text:style-name="P24"/>
            <text:p text:style-name="P24"><text:s text:c="4"/>return min</text:p>
            <text:p text:style-name="P24"/>
            <text:p text:style-name="P24">def rechercheMinMaxMoyenne(liste):</text:p>
            <text:p text:style-name="P24"><text:s text:c="4"/>MinMaxMoyenne=(min(liste),max(liste),moyenne(liste))</text:p>
            <text:p text:style-name="P24"><text:s text:c="4"/>return MinMaxMoyenne</text:p>
            <text:p text:style-name="P24"/>
            <text:p text:style-name="P24">liste=[1231,10215135,44,5,48,56,544,4,5,45,4,5,15,156,451,564,2,54,56,46,465,4,454,51,5,465,4,45,4,64,54,548,5,46,5,4,46,57,645,486,48]</text:p>
            <text:p text:style-name="P24">print(rechercheMinMaxMoyenne(liste))</text:p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Mention_20_non_20_résolue1" style:display-name="Mention non résolue1" style:family="text" style:parent-style-name="Police_20_par_20_défaut">
      <style:text-properties fo:color="#605e5c" fo:background-color="#e1dfdd"/>
    </style:style>
    <style:style style:name="s1" style:family="text" style:parent-style-name="Police_20_par_20_défaut"/>
    <style:style style:name="o" style:family="text" style:parent-style-name="Police_20_par_20_défaut"/>
    <style:style style:name="n" style:family="text" style:parent-style-name="Police_20_par_20_défaut"/>
    <style:style style:name="p" style:family="text" style:parent-style-name="Police_20_par_20_défaut"/>
    <style:style style:name="mi" style:family="text" style:parent-style-name="Police_20_par_20_défaut"/>
    <style:style style:name="mf" style:family="text" style:parent-style-name="Police_20_par_20_défaut"/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 style:parent-style-name="Police_20_par_20_défaut"/>
    <style:style style:name="sig-paren" style:family="text" style:parent-style-name="Police_20_par_20_défau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TP4 exercices<text:tab/><text:tab/></text:span></text:span><text:span text:style-name="Police_20_par_20_défaut"><text:span text:style-name="MT2">TP</text:span></text:span></text:p>
      </style:header>
      <style:footer>
        <text:p text:style-name="MP2"><text:file-name text:display="name-and-extension">tp4_exercices_tuples_et_listes.odt</text:file-name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6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2</text:page-number></text:span></text:span><text:span text:style-name="Police_20_par_20_défaut"><text:span text:style-name="MT5">/</text:span></text:span><text:span text:style-name="Police_20_par_20_défaut"><text:span text:style-name="MT5"><text:page-count>5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anthony</meta:initial-creator>
    <meta:creation-date>2020-11-06T11:14:00Z</meta:creation-date>
    <dc:date>2022-11-10T15:29:48.076000000</dc:date>
    <meta:print-date>2020-11-06T11:14:00Z</meta:print-date>
    <meta:editing-cycles>4</meta:editing-cycles>
    <meta:editing-duration>PT5M33S</meta:editing-duration>
    <meta:document-statistic meta:table-count="10" meta:image-count="1" meta:object-count="2" meta:page-count="5" meta:paragraph-count="192" meta:word-count="699" meta:character-count="5953" meta:non-whitespace-character-count="5100"/>
    <meta:template xlink:type="simple" xlink:actuate="onRequest" xlink:title="" xlink:href="Normal.dotm"/>
  </office:meta>
</office:document-meta>
</file>